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ntium Basic" svg:font-family="'Gentium Basic', 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Arial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4">
      <style:text-properties fo:color="#0000ee" loext:opacity="100%">
        <loext:char-complex-color loext:theme-type="hyperlink" loext:color-type="theme">
          <loext:transformation loext:type="lumoff" loext:value="0"/>
        </loext:char-complex-color>
      </style:text-properties>
    </style:style>
    <style:style style:name="P3" style:family="paragraph" style:parent-style-name="Text_20_body">
      <style:text-properties officeooo:rsid="0014ce58" officeooo:paragraph-rsid="0014ce58"/>
    </style:style>
    <style:style style:name="P4" style:family="paragraph" style:parent-style-name="Text_20_body">
      <style:text-properties officeooo:rsid="0014ce86" officeooo:paragraph-rsid="0014ce86"/>
    </style:style>
    <style:style style:name="P5" style:family="paragraph" style:parent-style-name="Text_20_body" style:list-style-name="L1">
      <style:text-properties officeooo:rsid="0014ce86" officeooo:paragraph-rsid="0014ce86"/>
    </style:style>
    <style:style style:name="P6" style:family="paragraph" style:parent-style-name="Text_20_body" style:list-style-name="L2">
      <style:text-properties officeooo:rsid="0015827c" officeooo:paragraph-rsid="0015827c"/>
    </style:style>
    <style:style style:name="P7" style:family="paragraph" style:parent-style-name="Text_20_body" style:list-style-name="L2">
      <style:text-properties officeooo:rsid="0014ce86" officeooo:paragraph-rsid="0014ce86"/>
    </style:style>
    <style:style style:name="P8" style:family="paragraph" style:parent-style-name="Text_20_body">
      <style:text-properties officeooo:rsid="0015827c" officeooo:paragraph-rsid="0015827c"/>
    </style:style>
    <style:style style:name="P9" style:family="paragraph" style:parent-style-name="Text_20_body" style:list-style-name="L3">
      <style:text-properties officeooo:paragraph-rsid="0015827c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text-properties officeooo:paragraph-rsid="0015827c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>
      <style:text-properties officeooo:rsid="0015827c" officeooo:paragraph-rsid="0015827c"/>
    </style:style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>
      <style:text-properties officeooo:paragraph-rsid="0015827c"/>
    </style:style>
    <style:style style:name="P23" style:family="paragraph" style:parent-style-name="Text_20_body" style:list-style-name="L17"/>
    <style:style style:name="P24" style:family="paragraph" style:parent-style-name="Heading_20_4">
      <style:text-properties fo:color="#0000ee" loext:opacity="100%" officeooo:paragraph-rsid="0015827c">
        <loext:char-complex-color loext:theme-type="hyperlink" loext:color-type="theme">
          <loext:transformation loext:type="lumoff" loext:value="0"/>
        </loext:char-complex-color>
      </style:text-properties>
    </style:style>
    <style:style style:name="P25" style:family="paragraph" style:parent-style-name="Heading_20_4">
      <style:text-properties officeooo:paragraph-rsid="0015ea99"/>
    </style:style>
    <style:style style:name="P26" style:family="paragraph" style:parent-style-name="Standard">
      <style:text-properties officeooo:rsid="0015ea99" officeooo:paragraph-rsid="0015ea99"/>
    </style:style>
    <style:style style:name="P27" style:family="paragraph" style:parent-style-name="Text_20_body" style:list-style-name="L18">
      <style:text-properties officeooo:rsid="0015ea99" officeooo:paragraph-rsid="0015ea99"/>
    </style:style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>
      <style:paragraph-properties fo:text-align="start" style:justify-single-word="false"/>
      <style:text-properties officeooo:rsid="0015ea99" officeooo:paragraph-rsid="0015ea99"/>
    </style:style>
    <style:style style:name="P32" style:family="paragraph" style:parent-style-name="Text_20_body" style:list-style-name="L22">
      <style:paragraph-properties fo:text-align="start" style:justify-single-word="false"/>
      <style:text-properties officeooo:rsid="0015ea99" officeooo:paragraph-rsid="0015ea99"/>
    </style:style>
    <style:style style:name="P33" style:family="paragraph" style:parent-style-name="Text_20_body" style:list-style-name="L23">
      <style:paragraph-properties fo:text-align="start" style:justify-single-word="false"/>
      <style:text-properties officeooo:paragraph-rsid="0015ea99"/>
    </style:style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>
      <style:text-properties officeooo:rsid="0015ea99" officeooo:paragraph-rsid="0015ea99"/>
    </style:style>
    <style:style style:name="P38" style:family="paragraph" style:parent-style-name="Text_20_body" style:list-style-name="L27"/>
    <style:style style:name="P39" style:family="paragraph" style:parent-style-name="Text_20_body" style:list-style-name="L28">
      <style:text-properties officeooo:paragraph-rsid="0015ea99"/>
    </style:style>
    <style:style style:name="P40" style:family="paragraph" style:parent-style-name="Text_20_body" style:list-style-name="L29"/>
    <style:style style:name="P41" style:family="paragraph" style:parent-style-name="Text_20_body" style:list-style-name="L30"/>
    <style:style style:name="P42" style:family="paragraph" style:parent-style-name="Text_20_body" style:list-style-name="L31"/>
    <style:style style:name="P43" style:family="paragraph" style:parent-style-name="Text_20_body" style:list-style-name="L32"/>
    <style:style style:name="P44" style:family="paragraph" style:parent-style-name="Text_20_body" style:list-style-name="L33">
      <style:text-properties officeooo:paragraph-rsid="0015ea99"/>
    </style:style>
    <style:style style:name="P45" style:family="paragraph" style:parent-style-name="Text_20_body" style:list-style-name="L34"/>
    <style:style style:name="P46" style:family="paragraph" style:parent-style-name="Text_20_body" style:list-style-name="L35"/>
    <style:style style:name="T1" style:family="text">
      <style:text-properties officeooo:rsid="0014ce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827c"/>
    </style:style>
    <style:style style:name="T4" style:family="text">
      <style:text-properties fo:color="#0000ee" loext:opacity="100%">
        <loext:char-complex-color loext:theme-type="hyperlink" loext:color-type="theme">
          <loext:transformation loext:type="lumoff" loext:value="0"/>
        </loext:char-complex-color>
      </style:text-properties>
    </style:style>
    <style:style style:name="T5" style:family="text">
      <style:text-properties fo:color="#0000ee" loext:opacity="100%" officeooo:rsid="0015827c">
        <loext:char-complex-color loext:theme-type="hyperlink" loext:color-type="theme">
          <loext:transformation loext:type="lumoff" loext:value="0"/>
        </loext:char-complex-color>
      </style:text-properties>
    </style:style>
    <style:style style:name="T6" style:family="text">
      <style:text-properties officeooo:rsid="0015ea9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area. Investigación RTOS y Sistemas Embebidos.</text:h>
      <text:h text:style-name="P2" text:outline-level="4">Sistema operativo en tiempo real</text:h>
      <text:p text:style-name="P3">Es un tipo de software que gestiona los recursos de hardware y software del ordenador <text:span text:style-name="T1">y capaz de ejecutar las tareas dentro de un pequeño intervalo de tiempo.</text:span></text:p>
      <text:p text:style-name="P4">Sus siglas en inglés son RTOS (Real Time Operating System). Su uso es habitual en dispositivos médicos, controladores de motores, o en cualquier dispositivo cuya velocidad de respuesta sea crítica. </text:p>
      <text:p text:style-name="P4">Existen 5 tipos: </text:p>
      <text:list text:style-name="L1">
        <text:list-item>
          <text:p text:style-name="P5"><text:span text:style-name="T2">Tiempo real estricto :</text:span> sus procesos deben ejecutarse en un tiempo específico.</text:p>
        </text:list-item>
        <text:list-item>
          <text:p text:style-name="P5"><text:span text:style-name="T2">Tiempo real flexible :</text:span> al ejecutar sus procesos pueden perderse instantes despreciables algunas veces, pero en el transcurso del tiempo estos tiempos deben ser cada vez menores.</text:p>
        </text:list-item>
        <text:list-item>
          <text:p text:style-name="P5"><text:span text:style-name="T2">Tiempo real firme : </text:span>en este tipo pueden perderse tiempos, pero las respuestas tardías no tendrán validez.</text:p>
        </text:list-item>
      </text:list>
      <text:p text:style-name="P4">Estos son sistemas operativos que trabajan en tiempo real: </text:p>
      <text:list text:style-name="L2">
        <text:list-item>
          <text:p text:style-name="P6">VxWorks</text:p>
        </text:list-item>
        <text:list-item>
          <text:p text:style-name="P7">LynxOS</text:p>
        </text:list-item>
        <text:list-item>
          <text:p text:style-name="P7">RedHat Embedded Linux</text:p>
        </text:list-item>
        <text:list-item>
          <text:p text:style-name="P7">Windows CE</text:p>
        </text:list-item>
      </text:list>
      <text:p text:style-name="Text_20_body"/>
      <text:p text:style-name="P8">Ahora hablemos de VxWorks en concreto:</text:p>
      <text:p text:style-name="P8">Sus principales características son:</text:p>
      <text:list text:style-name="L3">
        <text:list-item>
          <text:p text:style-name="P9"><text:span text:style-name="Strong_20_Emphasis"><text:span text:style-name="T3">Alta disponibilidad</text:span></text:span><text:span text:style-name="T3">: Diseñado para sistemas que requieren un tiempo de actividad continuo.</text:span></text:p>
        </text:list-item>
      </text:list>
      <text:list text:style-name="L4">
        <text:list-item>
          <text:p text:style-name="P10"><text:span text:style-name="Strong_20_Emphasis">Escalabilidad</text:span>: Puede adaptarse a diferentes tamaños de sistemas.</text:p>
        </text:list-item>
      </text:list>
      <text:list text:style-name="L5">
        <text:list-item>
          <text:p text:style-name="P11"><text:span text:style-name="Strong_20_Emphasis">Seguridad</text:span>: Incluye características avanzadas de seguridad para proteger contra amenazas.</text:p>
        </text:list-item>
      </text:list>
      <text:list text:style-name="L6">
        <text:list-item>
          <text:p text:style-name="P12"><text:span text:style-name="Strong_20_Emphasis">Compatibilidad con POSIX</text:span>: Soporta la interfaz de programación de aplicaciones estándar POSIX, facilitando la portabilidad del software.</text:p>
        </text:list-item>
      </text:list>
      <text:list text:style-name="L7">
        <text:list-item>
          <text:p text:style-name="P13"><text:span text:style-name="Strong_20_Emphasis">Soporte para multiprocesamiento</text:span>: Permite la ejecución de múltiples procesos en paralelo.</text:p>
        </text:list-item>
      </text:list>
      <text:p text:style-name="P8">Y estas son sus aplicaciones prácticas: </text:p>
      <text:list text:style-name="L8">
        <text:list-item>
          <text:p text:style-name="P14"><text:span text:style-name="Strong_20_Emphasis"><text:span text:style-name="T3">Aeroespacial</text:span></text:span><text:span text:style-name="T3">: Utilizado en sistemas de control de vuelo y satélites.</text:span></text:p>
        </text:list-item>
      </text:list>
      <text:list text:style-name="L9">
        <text:list-item>
          <text:p text:style-name="P15"><text:span text:style-name="Strong_20_Emphasis">Defensa</text:span>: Implementado en sistemas de radar y control de misiles.</text:p>
        </text:list-item>
      </text:list>
      <text:list text:style-name="L10">
        <text:list-item>
          <text:p text:style-name="P16"><text:span text:style-name="Strong_20_Emphasis">Telecomunicaciones</text:span>: Gestiona redes y sistemas de comunicación en tiempo real.</text:p>
        </text:list-item>
      </text:list>
      <text:p text:style-name="P8"><text:soft-page-break/>Para realizar pruebas se sigue este procedimiento:</text:p>
      <text:list xml:id="list3386020299" text:style-name="L11">
        <text:list-item>
          <text:p text:style-name="P17"><text:span text:style-name="Strong_20_Emphasis">Definición de requisitos</text:span>: Establecer los tiempos de respuesta y las tareas críticas.</text:p>
        </text:list-item>
        <text:list-item text:style-override="L12">
          <text:p text:style-name="P18"><text:span text:style-name="Strong_20_Emphasis">Desarrollo de casos de prueba</text:span>: Crear escenarios que simulen las condiciones de operación.</text:p>
        </text:list-item>
        <text:list-item text:style-override="L13">
          <text:p text:style-name="P19"><text:span text:style-name="Strong_20_Emphasis">Ejecución de pruebas</text:span>: Implementar las pruebas en un entorno controlado y medir los tiempos de respuesta.</text:p>
        </text:list-item>
        <text:list-item text:style-override="L14">
          <text:p text:style-name="P20"><text:span text:style-name="Strong_20_Emphasis">Análisis de resultados</text:span>: Comparar los resultados obtenidos con los requisitos establecidos.</text:p>
        </text:list-item>
        <text:list-item text:style-override="L15">
          <text:p text:style-name="P21"><text:span text:style-name="Strong_20_Emphasis">Optimización</text:span>: Ajustar el sistema para mejorar el rendimiento y cumplir con los requisitos.</text:p>
        </text:list-item>
      </text:list>
      <text:p text:style-name="P8">Y esto son ejemplos de su implementación:</text:p>
      <text:list text:style-name="L16">
        <text:list-item>
          <text:p text:style-name="P22"><text:span text:style-name="Strong_20_Emphasis"><text:span text:style-name="T3">Satélites</text:span></text:span><text:span text:style-name="T3">: VxWorks se utiliza en satélites para gestionar la comunicación y el control en tiempo real.</text:span></text:p>
        </text:list-item>
      </text:list>
      <text:list text:style-name="L17">
        <text:list-item>
          <text:p text:style-name="P23"><text:span text:style-name="Strong_20_Emphasis">Sistemas de radar</text:span>: En aplicaciones de defensa, VxWorks asegura que los datos del radar se procesen y respondan sin retrasos.</text:p>
        </text:list-item>
      </text:list>
      <text:h text:style-name="P24" text:outline-level="4"/>
      <text:h text:style-name="P25" text:outline-level="4"><text:span text:style-name="T4">Sistema</text:span><text:span text:style-name="T5">s</text:span><text:span text:style-name="T4"> </text:span><text:span text:style-name="T5">embebidos</text:span></text:h>
      <text:p text:style-name="Standard">Son sistemas informáticos diseñados para realizar funciones específicas dentro de un dispositivo más grande. <text:span text:style-name="T6">Estos sistemas están optimizados para tareas particulares y suelen tener restricciones de recursos, como memoria y potencia de procesamiento.</text:span></text:p>
      <text:p text:style-name="Standard"><text:s/></text:p>
      <text:p text:style-name="P26">Sus principales características:</text:p>
      <text:p text:style-name="P26"/>
      <text:list xml:id="list3415647939" text:style-name="L18">
        <text:list-item>
          <text:p text:style-name="P27"><text:span text:style-name="Strong_20_Emphasis">Especialización</text:span>: Diseñados para realizar una función específica.</text:p>
        </text:list-item>
        <text:list-item text:style-override="L19">
          <text:p text:style-name="P28"><text:span text:style-name="Strong_20_Emphasis">Tiempo real</text:span>: Muchos sistemas embebidos operan en tiempo real, respondiendo a eventos en un tiempo predecible.</text:p>
        </text:list-item>
        <text:list-item text:style-override="L20">
          <text:p text:style-name="P29"><text:span text:style-name="Strong_20_Emphasis">Bajo consumo de energía</text:span>: Optimizados para consumir la menor cantidad de energía posible.</text:p>
        </text:list-item>
        <text:list-item text:style-override="L21">
          <text:p text:style-name="P30"><text:span text:style-name="Strong_20_Emphasis">Alta fiabilidad</text:span>: Deben ser extremadamente fiables, ya que a menudo se utilizan en aplicaciones críticas.</text:p>
        </text:list-item>
      </text:list>
      <text:p text:style-name="Text_20_body"/>
      <text:p text:style-name="P31">Algunos sistemas embebidos son:</text:p>
      <text:list text:style-name="L22">
        <text:list-item>
          <text:p text:style-name="P32">Arduino</text:p>
        </text:list-item>
        <text:list-item>
          <text:p text:style-name="P32">Raspberry Pi </text:p>
        </text:list-item>
      </text:list>
      <text:p text:style-name="P31"/>
      <text:p text:style-name="P31"/>
      <text:p text:style-name="P31"/>
      <text:p text:style-name="P31"><text:soft-page-break/>Vamos a hablar concretamente de arduino:</text:p>
      <text:p text:style-name="P31">Sus características principales son:</text:p>
      <text:list text:style-name="L23">
        <text:list-item>
          <text:p text:style-name="P33"><text:span text:style-name="Strong_20_Emphasis"><text:span text:style-name="T6">Plataforma de hardware libre</text:span></text:span><text:span text:style-name="T6">: Arduino es una plataforma de código abierto, lo que significa que cualquiera puede usar y modificar su diseño.</text:span></text:p>
        </text:list-item>
      </text:list>
      <text:list text:style-name="L24">
        <text:list-item>
          <text:p text:style-name="P34"><text:span text:style-name="Strong_20_Emphasis">Facilidad de uso</text:span>: Diseñado para ser fácil de usar, incluso para principiantes en electrónica y programación.</text:p>
        </text:list-item>
      </text:list>
      <text:list text:style-name="L25">
        <text:list-item>
          <text:p text:style-name="P35"><text:span text:style-name="Strong_20_Emphasis">Compatibilidad con múltiples sensores y actuadores</text:span>: Puede interactuar con una amplia variedad de sensores y actuadores para realizar diversas tareas.</text:p>
        </text:list-item>
      </text:list>
      <text:list text:style-name="L26">
        <text:list-item>
          <text:p text:style-name="P36"><text:span text:style-name="Strong_20_Emphasis">Programación en C/C++</text:span>: Utiliza un entorno de desarrollo integrado (IDE) basado en C/C++, lo que facilita la programación.</text:p>
        </text:list-item>
      </text:list>
      <text:p text:style-name="P37"/>
      <text:p text:style-name="P37">Sus aplicaciones prácticas son:</text:p>
      <text:list text:style-name="L27">
        <text:list-item>
          <text:p text:style-name="P38"><text:span text:style-name="Strong_20_Emphasis">Domótica</text:span>: Control de luces, termostatos y sistemas de seguridad en el hogar.</text:p>
        </text:list-item>
        <text:list-item>
          <text:p text:style-name="P38"><text:span text:style-name="Strong_20_Emphasis">Educación</text:span>: Utilizado en proyectos educativos para enseñar electrónica y programación.</text:p>
        </text:list-item>
        <text:list-item>
          <text:p text:style-name="P38"><text:span text:style-name="Strong_20_Emphasis">Prototipos</text:span>: Creación rápida de prototipos para nuevos dispositivos y productos.</text:p>
        </text:list-item>
        <text:list-item>
          <text:p text:style-name="P38"><text:span text:style-name="Strong_20_Emphasis">Robótica</text:span>: Control de robots y vehículos autónomos. </text:p>
        </text:list-item>
      </text:list>
      <text:p text:style-name="Text_20_body"/>
      <text:p text:style-name="P37">Para hacer las pruebas seguimos estos pasos:</text:p>
      <text:list text:style-name="L28">
        <text:list-item>
          <text:p text:style-name="P39"><text:span text:style-name="Strong_20_Emphasis"><text:span text:style-name="T6">Definición de requisitos</text:span></text:span><text:span text:style-name="T6">: Establecer las funciones y tareas que debe realizar el sistema embebido.</text:span></text:p>
        </text:list-item>
      </text:list>
      <text:list text:style-name="L29">
        <text:list-item>
          <text:p text:style-name="P40"><text:span text:style-name="Strong_20_Emphasis">Desarrollo de casos de prueba</text:span>: Crear escenarios que simulen las condiciones de operación.</text:p>
        </text:list-item>
      </text:list>
      <text:list text:style-name="L30">
        <text:list-item>
          <text:p text:style-name="P41"><text:span text:style-name="Strong_20_Emphasis">Ejecución de pruebas</text:span>: Implementar las pruebas en un entorno controlado y medir el rendimiento del sistema.</text:p>
        </text:list-item>
      </text:list>
      <text:list text:style-name="L31">
        <text:list-item>
          <text:p text:style-name="P42"><text:span text:style-name="Strong_20_Emphasis">Análisis de resultados</text:span>: Comparar los resultados obtenidos con los requisitos establecidos.</text:p>
        </text:list-item>
      </text:list>
      <text:list text:style-name="L32">
        <text:list-item>
          <text:p text:style-name="P43"><text:span text:style-name="Strong_20_Emphasis">Optimización</text:span>: Ajustar el sistema para mejorar el rendimiento y cumplir con los requisitos.</text:p>
        </text:list-item>
      </text:list>
      <text:p text:style-name="Text_20_body"/>
      <text:p text:style-name="P37">Y estos son ejemplos de su implementación:</text:p>
      <text:list text:style-name="L33">
        <text:list-item>
          <text:p text:style-name="P44"><text:span text:style-name="Strong_20_Emphasis"><text:span text:style-name="T6">Sistema de riego automático</text:span></text:span><text:span text:style-name="T6">: Arduino controla las válvulas de riego basándose en la humedad del suelo y las condiciones climáticas.</text:span></text:p>
        </text:list-item>
      </text:list>
      <text:list text:style-name="L34">
        <text:list-item>
          <text:p text:style-name="P45"><text:span text:style-name="Strong_20_Emphasis">Monitor de calidad del aire</text:span>: Utilizando sensores de gases, Arduino mide la calidad del aire y muestra los resultados en una pantalla.</text:p>
        </text:list-item>
      </text:list>
      <text:list text:style-name="L35">
        <text:list-item>
          <text:p text:style-name="P46"><text:span text:style-name="Strong_20_Emphasis">Robot seguidor de línea</text:span>: Arduino controla los motores y sensores de un robot que sigue una línea en el sue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ntium Basic" svg:font-family="'Gentium Basic', 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Arial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2713" officeooo:paragraph-rsid="001427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09:22:48.758000000</meta:creation-date>
    <dc:date>2025-01-10T10:36:59.100000000</dc:date>
    <meta:editing-duration>PT14M38S</meta:editing-duration>
    <meta:editing-cycles>1</meta:editing-cycles>
    <meta:document-statistic meta:table-count="0" meta:image-count="0" meta:object-count="0" meta:page-count="3" meta:paragraph-count="66" meta:word-count="782" meta:character-count="5136" meta:non-whitespace-character-count="4456"/>
    <meta:generator>LibreOffice/24.8.4.2$Windows_X86_64 LibreOffice_project/bb3cfa12c7b1bf994ecc5649a80400d06cd71002</meta:generator>
  </office:meta>
</office:document-meta>
</file>